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23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41</text:p>
          </table:table-cell>
          <table:table-cell table:style-name="ACE-0" office:value-type="float" office:value="66.489999999999995">
            <text:p>66.49</text:p>
          </table:table-cell>
          <table:table-cell table:style-name="ACE-0" office:value-type="float" office:value="33.380000000000003">
            <text:p>33.38</text:p>
          </table:table-cell>
          <table:table-cell table:style-name="ACE-0" office:value-type="float" office:value="492.99000000000001">
            <text:p>492.99</text:p>
          </table:table-cell>
          <table:table-cell table:style-name="ACE-0" office:value-type="float" office:value="133.15000000000001">
            <text:p>133.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598999999999997">
            <text:p>3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Baranskaya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10Be</text:p>
          </table:table-cell>
          <table:table-cell table:style-name="ACE-0" office:value-type="string">
            <text:p>Rugozerskiy_Peninsula-2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0000000000001">
            <text:p>33.1</text:p>
          </table:table-cell>
          <table:table-cell table:style-name="ACE-0" office:value-type="float" office:value="9800">
            <text:p>9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neiss block (top)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126750000000001">
            <text:p>79.12675</text:p>
          </table:table-cell>
          <table:table-cell table:style-name="ACE-0" office:value-type="float" office:value="2.5345508601130895">
            <text:p>2.53455</text:p>
          </table:table-cell>
          <table:table-cell table:style-name="ACE-0" office:value-type="float" office:value="2.5345508601130895">
            <text:p>2.5345509</text:p>
          </table:table-cell>
          <table:table-cell table:style-name="ACE-0" office:value-type="string">
            <text:p>Baranskaya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10Be</text:p>
          </table:table-cell>
          <table:table-cell table:style-name="ACE-0" office:value-type="string">
            <text:p>Rugozerskiy_Peninsula-1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9999999999999">
            <text:p>33.11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neiss block (top)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267500000000004">
            <text:p>3.1267500000000004</text:p>
          </table:table-cell>
          <table:table-cell table:style-name="ACE-0" office:value-type="float" office:value="0.41707081233286991">
            <text:p>0.41707</text:p>
          </table:table-cell>
          <table:table-cell table:style-name="ACE-0" office:value-type="float" office:value="0.41707081233286991">
            <text:p>0.4170708</text:p>
          </table:table-cell>
          <table:table-cell table:style-name="ACE-0" office:value-type="string">
            <text:p>Baranskaya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modern</text:p>
          </table:table-cell>
          <table:table-cell table:style-name="ACE-0" office:value-type="string">
            <text:p>GIN-15054</text:p>
          </table:table-cell>
          <table:table-cell table:style-name="ACE-0" office:value-type="float" office:value="66.569999999999993">
            <text:p>66.57</text:p>
          </table:table-cell>
          <table:table-cell table:style-name="ACE-0" office:value-type="float" office:value="33.090000000000003">
            <text:p>33.09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dark brown gyttja</text:p>
          </table:table-cell>
          <table:table-cell table:style-name="ACE-0" office:value-type="string">
            <text:p>other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8598999999999997">
            <text:p>5.8599</text:p>
          </table:table-cell>
          <table:table-cell table:style-name="ACE-0" office:value-type="float" office:value="2.5046406927940783">
            <text:p>2.50464</text:p>
          </table:table-cell>
          <table:table-cell table:style-name="ACE-0" office:value-type="float" office:value="2.5046406927940783">
            <text:p>2.5046407</text:p>
          </table:table-cell>
          <table:table-cell table:style-name="ACE-0" office:value-type="string">
            <text:p>RepkinaRomanenko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modern</text:p>
          </table:table-cell>
          <table:table-cell table:style-name="ACE-0" office:value-type="string">
            <text:p>GIN-15056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3.25">
            <text:p>33.25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gyttja above silt with pebble</text:p>
          </table:table-cell>
          <table:table-cell table:style-name="ACE-0" office:value-type="string">
            <text:p>other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34010000000000007">
            <text:p>−0.34010000000000007</text:p>
          </table:table-cell>
          <table:table-cell table:style-name="ACE-0" office:value-type="float" office:value="2.5151789200770587">
            <text:p>2.51518</text:p>
          </table:table-cell>
          <table:table-cell table:style-name="ACE-0" office:value-type="float" office:value="2.5046406927940783">
            <text:p>2.5046407</text:p>
          </table:table-cell>
          <table:table-cell table:style-name="ACE-0" office:value-type="string">
            <text:p>RepkinaRomanenko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modern</text:p>
          </table:table-cell>
          <table:table-cell table:style-name="ACE-0" office:value-type="string">
            <text:p>GIN-15055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3.299999999999997">
            <text:p>33.3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peat above sand+pebble (there's gyttja below sand)</text:p>
          </table:table-cell>
          <table:table-cell table:style-name="ACE-0" office:value-type="string">
            <text:p>other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34010000000000007">
            <text:p>−0.34010000000000007</text:p>
          </table:table-cell>
          <table:table-cell table:style-name="ACE-0" office:value-type="float" office:value="2.5088923850974556">
            <text:p>2.50889</text:p>
          </table:table-cell>
          <table:table-cell table:style-name="ACE-0" office:value-type="float" office:value="2.5046406927940783">
            <text:p>2.5046407</text:p>
          </table:table-cell>
          <table:table-cell table:style-name="ACE-0" office:value-type="string">
            <text:p>RepkinaRomanenko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AN-3971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079999999999998">
            <text:p>33.08</text:p>
          </table:table-cell>
          <table:table-cell table:style-name="ACE-0" office:value-type="float" office:value="4052.9899999999998">
            <text:p>405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5.859900000000003">
            <text:p>35.8599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125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100000000000001">
            <text:p>33.1</text:p>
          </table:table-cell>
          <table:table-cell table:style-name="ACE-0" office:value-type="float" office:value="8432.9899999999998">
            <text:p>8432.99</text:p>
          </table:table-cell>
          <table:table-cell table:style-name="ACE-0" office:value-type="float" office:value="161.96000000000001">
            <text:p>161.9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7">
            <text:p>87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106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4412.9899999999998">
            <text:p>441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5">
            <text:p>27.5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5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39999999999999">
            <text:p>33.04</text:p>
          </table:table-cell>
          <table:table-cell table:style-name="ACE-0" office:value-type="float" office:value="842.99000000000001">
            <text:p>84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598999999999997">
            <text:p>2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AN-3972_GIN-1311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49999999999997">
            <text:p>33.05</text:p>
          </table:table-cell>
          <table:table-cell table:style-name="ACE-0" office:value-type="float" office:value="2132.9899999999998">
            <text:p>2132.99</text:p>
          </table:table-cell>
          <table:table-cell table:style-name="ACE-0" office:value-type="float" office:value="149.09999999999999">
            <text:p>149.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AN-3969_GIN-13094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79999999999998">
            <text:p>33.08</text:p>
          </table:table-cell>
          <table:table-cell table:style-name="ACE-0" office:value-type="float" office:value="6652.9899999999998">
            <text:p>6652.99</text:p>
          </table:table-cell>
          <table:table-cell table:style-name="ACE-0" office:value-type="float" office:value="161.96000000000001">
            <text:p>161.9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.859900000000003">
            <text:p>62.8599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3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9999999999999">
            <text:p>33.11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2652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422.99000000000001">
            <text:p>42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598999999999997">
            <text:p>3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ACE-0" office:value-type="string">
            <text:p>RomanenkoShi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388ha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90000000000003">
            <text:p>33.09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481.51999999999998">
            <text:p>481.52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5020191845787276">
            <text:p>2.50202</text:p>
          </table:table-cell>
          <table:table-cell table:style-name="ACE-0" office:value-type="float" office:value="2.5020191845787276">
            <text:p>2.5020192</text:p>
          </table:table-cell>
          <table:table-cell table:style-name="ACE-0" office:value-type="string">
            <text:p>ZaretskayaEtal2013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3" gnm:cursor-row="7">
          <gnm:selection gnm:start-col="3" gnm:start-row="7" gnm:end-col="3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27:5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